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1ad7b" officeooo:paragraph-rsid="0011ad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where my writing will be stored. <text:s/></text:p>
      <text:p text:style-name="P1">This is where I will leave my heart for you to find it.</text:p>
      <text:p text:style-name="P1">You found it once.</text:p>
      <text:p text:style-name="P1">You knew it because it was mine.</text:p>
      <text:p text:style-name="P1">You knew it because it was yours.</text:p>
      <text:p text:style-name="P1">This is our secret to keep.</text:p>
      <text:p text:style-name="P1">I love you.</text:p>
      <text:p text:style-name="P1">Three little words with power and strength.</text:p>
      <text:p text:style-name="P1">Three little words that bind us for all time.</text:p>
      <text:p text:style-name="P1">Sometimes I think of you still.</text:p>
      <text:p text:style-name="P1">Even though you are gone.</text:p>
      <text:p text:style-name="P1">And I pray the world can read the sadness in my eyes.</text:p>
      <text:p text:style-name="P1">A mark that you are gone.</text:p>
      <text:p text:style-name="P1">I will send this message out.</text:p>
      <text:p text:style-name="P1">Because I still love you.</text:p>
      <text:p text:style-name="P1">Broken as I am.</text:p>
      <text:p text:style-name="P1">I know it's not normal.</text:p>
      <text:p text:style-name="P1">I don't care.</text:p>
      <text:p text:style-name="P1">I will never choose.</text:p>
      <text:p text:style-name="P1">Because I love you.</text:p>
      <text:p text:style-name="P1">Fore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1T15:45:55.567359299</meta:creation-date>
    <dc:date>2014-05-31T15:47:58.094914016</dc:date>
    <meta:editing-duration>P0D</meta:editing-duration>
    <meta:editing-cycles>1</meta:editing-cycles>
    <meta:document-statistic meta:table-count="0" meta:image-count="0" meta:object-count="0" meta:page-count="1" meta:paragraph-count="21" meta:word-count="125" meta:character-count="592" meta:non-whitespace-character-count="486"/>
    <meta:generator>LibreOffice/4.1.3.2$Linux_X86_64 LibreOffice_project/410m0$Build-2</meta:generator>
  </office:meta>
</office:document-meta>
</file>